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LLO HUARANCA, LUZMILA</text:p>
            <text:p text:style-name="P5"><text:span text:style-name="T15">Dni</text:span><text:span text:style-name="T14">:24991538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LLO HUARANCA, LUZMIL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4991538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QUISPE SALLO, EDWI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201735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4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288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8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68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138522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 AM</text:span></text:p>
          </table:table-cell>
          <table:table-cell table:style-name="Tabla3.A2" office:value-type="string">
            <text:p text:style-name="P6"><text:span text:style-name="T11">68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2:06:0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